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  <table:table-cell table:number-columns-repeated="3"/>
        </table:table-row>
        <table:table-row table:style-name="ro1">
          <table:table-cell office:value-type="string">
            <text:p>Armory Accesories</text:p>
          </table:table-cell>
          <table:table-cell office:value-type="currency" office:currency="EUR" office:value="11">
            <text:p>11,00 €</text:p>
          </table:table-cell>
          <table:table-cell/>
          <table:table-cell office:value-type="string">
            <text:p>Armory Accesories 1</text:p>
          </table:table-cell>
          <table:table-cell table:number-columns-repeated="8"/>
        </table:table-row>
        <table:table-row table:style-name="ro1">
          <table:table-cell office:value-type="string">
            <text:p>Armory Bazaar Structure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6x12,5 cm</text:p>
          </table:table-cell>
          <table:table-cell office:value-type="string">
            <text:p>Armory Bazaar Structure 1</text:p>
          </table:table-cell>
          <table:table-cell table:number-columns-repeated="8"/>
        </table:table-row>
        <table:table-row table:style-name="ro1">
          <table:table-cell office:value-type="string">
            <text:p>Bazaar Accesories</text:p>
          </table:table-cell>
          <table:table-cell office:value-type="currency" office:currency="EUR" office:value="15">
            <text:p>15,00 €</text:p>
          </table:table-cell>
          <table:table-cell/>
          <table:table-cell office:value-type="string">
            <text:p>Bazaar Accesories 1</text:p>
          </table:table-cell>
          <table:table-cell table:number-columns-repeated="8"/>
        </table:table-row>
        <table:table-row table:style-name="ro1">
          <table:table-cell office:value-type="string">
            <text:p>11 Impaled Prisoners</text:p>
          </table:table-cell>
          <table:table-cell office:value-type="currency" office:currency="EUR" office:value="10">
            <text:p>10,00 €</text:p>
          </table:table-cell>
          <table:table-cell/>
          <table:table-cell office:value-type="string">
            <text:p>Impaled Prisoners 1</text:p>
          </table:table-cell>
          <table:table-cell table:number-columns-repeated="8"/>
        </table:table-row>
        <table:table-row table:style-name="ro1">
          <table:table-cell office:value-type="string">
            <text:p>Ishtar Walls and Towers</text:p>
          </table:table-cell>
          <table:table-cell office:value-type="currency" office:currency="EUR" office:value="120">
            <text:p>120,00 €</text:p>
          </table:table-cell>
          <table:table-cell/>
          <table:table-cell office:value-type="string">
            <text:p>Ishtar Walls and Towers 1</text:p>
          </table:table-cell>
          <table:table-cell office:value-type="string">
            <text:p>Ishtar Walls and Towers 2</text:p>
          </table:table-cell>
          <table:table-cell office:value-type="string">
            <text:p>Ishtar Walls and Towers 3</text:p>
          </table:table-cell>
          <table:table-cell office:value-type="string">
            <text:p>Ishtar Walls and Towers 4</text:p>
          </table:table-cell>
          <table:table-cell office:value-type="string">
            <text:p>Ishtar Walls and Towers 5</text:p>
          </table:table-cell>
          <table:table-cell office:value-type="string">
            <text:p>Ishtar Walls and Towers 6</text:p>
          </table:table-cell>
          <table:table-cell office:value-type="string">
            <text:p>Ishtar Walls and Towers 7</text:p>
          </table:table-cell>
          <table:table-cell office:value-type="string">
            <text:p>Ishtar Walls and Towers 8</text:p>
          </table:table-cell>
          <table:table-cell office:value-type="string">
            <text:p>Ishtar Walls and Towers 9</text:p>
          </table:table-cell>
        </table:table-row>
        <table:table-row table:style-name="ro1">
          <table:table-cell office:value-type="string">
            <text:p>King's Throne</text:p>
          </table:table-cell>
          <table:table-cell office:value-type="currency" office:currency="EUR" office:value="115">
            <text:p>115,00 €</text:p>
          </table:table-cell>
          <table:table-cell office:value-type="string">
            <text:p>29x36 cm</text:p>
          </table:table-cell>
          <table:table-cell office:value-type="string">
            <text:p>King's Throne 1</text:p>
          </table:table-cell>
          <table:table-cell office:value-type="string">
            <text:p>King's Throne 2</text:p>
          </table:table-cell>
          <table:table-cell office:value-type="string">
            <text:p>King's Throne 3</text:p>
          </table:table-cell>
          <table:table-cell office:value-type="string">
            <text:p>King's Throne 4</text:p>
          </table:table-cell>
          <table:table-cell table:number-columns-repeated="5"/>
        </table:table-row>
        <table:table-row table:style-name="ro1">
          <table:table-cell office:value-type="string">
            <text:p>King's Throne +60 Magnets</text:p>
          </table:table-cell>
          <table:table-cell office:value-type="currency" office:currency="EUR" office:value="118">
            <text:p>118,00 €</text:p>
          </table:table-cell>
          <table:table-cell office:value-type="string">
            <text:p>29x36 cm</text:p>
          </table:table-cell>
          <table:table-cell office:value-type="string">
            <text:p>King's Throne 1</text:p>
          </table:table-cell>
          <table:table-cell office:value-type="string">
            <text:p>King's Throne 2</text:p>
          </table:table-cell>
          <table:table-cell office:value-type="string">
            <text:p>King's Throne 3</text:p>
          </table:table-cell>
          <table:table-cell office:value-type="string">
            <text:p>King's Throne 4</text:p>
          </table:table-cell>
          <table:table-cell table:number-columns-repeated="5"/>
        </table:table-row>
        <table:table-row table:style-name="ro1">
          <table:table-cell office:value-type="string">
            <text:p>Lava Ruins 1</text:p>
          </table:table-cell>
          <table:table-cell office:value-type="currency" office:currency="EUR" office:value="21">
            <text:p>21,00 €</text:p>
          </table:table-cell>
          <table:table-cell office:value-type="string">
            <text:p>17x17 cm</text:p>
          </table:table-cell>
          <table:table-cell office:value-type="string">
            <text:p>Lava Ruins 1</text:p>
          </table:table-cell>
          <table:table-cell table:number-columns-repeated="8"/>
        </table:table-row>
        <table:table-row table:style-name="ro1">
          <table:table-cell office:value-type="string">
            <text:p>Lava Ruins 2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10x10 cm</text:p>
          </table:table-cell>
          <table:table-cell office:value-type="string">
            <text:p>Lava Ruins 2</text:p>
          </table:table-cell>
          <table:table-cell table:number-columns-repeated="8"/>
        </table:table-row>
        <table:table-row table:style-name="ro1">
          <table:table-cell office:value-type="string">
            <text:p>Lava Ruins 3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12x16 cm</text:p>
          </table:table-cell>
          <table:table-cell office:value-type="string">
            <text:p>Lava Ruins 3</text:p>
          </table:table-cell>
          <table:table-cell table:number-columns-repeated="8"/>
        </table:table-row>
        <table:table-row table:style-name="ro1">
          <table:table-cell office:value-type="string">
            <text:p>Lava Ruins 4</text:p>
          </table:table-cell>
          <table:table-cell office:value-type="currency" office:currency="EUR" office:value="13">
            <text:p>13,00 €</text:p>
          </table:table-cell>
          <table:table-cell office:value-type="string">
            <text:p>15x16 cm</text:p>
          </table:table-cell>
          <table:table-cell office:value-type="string">
            <text:p>Lava Ruins 4</text:p>
          </table:table-cell>
          <table:table-cell table:number-columns-repeated="8"/>
        </table:table-row>
        <table:table-row table:style-name="ro1">
          <table:table-cell office:value-type="string">
            <text:p>Lava Terrain 10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19x16 cm</text:p>
          </table:table-cell>
          <table:table-cell office:value-type="string">
            <text:p>Lava Terrain 10</text:p>
          </table:table-cell>
          <table:table-cell table:number-columns-repeated="8"/>
        </table:table-row>
        <table:table-row table:style-name="ro1">
          <table:table-cell office:value-type="string">
            <text:p>Lava Terrain 5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17x17 cm</text:p>
          </table:table-cell>
          <table:table-cell office:value-type="string">
            <text:p>Lava Terrain 5</text:p>
          </table:table-cell>
          <table:table-cell table:number-columns-repeated="8"/>
        </table:table-row>
        <table:table-row table:style-name="ro1">
          <table:table-cell office:value-type="string">
            <text:p>Lava Terrain 6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17x17 cm</text:p>
          </table:table-cell>
          <table:table-cell office:value-type="string">
            <text:p>Lava Terrain 6</text:p>
          </table:table-cell>
          <table:table-cell table:number-columns-repeated="8"/>
        </table:table-row>
        <table:table-row table:style-name="ro1">
          <table:table-cell office:value-type="string">
            <text:p>Lava Terrain 7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15x16 cm</text:p>
          </table:table-cell>
          <table:table-cell office:value-type="string">
            <text:p>Lava Terrain 7 1</text:p>
          </table:table-cell>
          <table:table-cell table:number-columns-repeated="8"/>
        </table:table-row>
        <table:table-row table:style-name="ro1">
          <table:table-cell office:value-type="string">
            <text:p>Lava Terrain 8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10x3 cm</text:p>
          </table:table-cell>
          <table:table-cell office:value-type="string">
            <text:p>Lava Terrain 8</text:p>
          </table:table-cell>
          <table:table-cell table:number-columns-repeated="8"/>
        </table:table-row>
        <table:table-row table:style-name="ro1">
          <table:table-cell office:value-type="string">
            <text:p>Lava Terrain 9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9x4 cm</text:p>
          </table:table-cell>
          <table:table-cell office:value-type="string">
            <text:p>Lava Terrain 9</text:p>
          </table:table-cell>
          <table:table-cell table:number-columns-repeated="8"/>
        </table:table-row>
        <table:table-row table:style-name="ro1">
          <table:table-cell office:value-type="string">
            <text:p>Magmhorin Obelisk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16x16 cm</text:p>
          </table:table-cell>
          <table:table-cell office:value-type="string">
            <text:p>Magmhorin Obelisk 1</text:p>
          </table:table-cell>
          <table:table-cell table:number-columns-repeated="8"/>
        </table:table-row>
        <table:table-row table:style-name="ro1">
          <table:table-cell office:value-type="string">
            <text:p>Magmhôrin Coin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D25 mm</text:p>
          </table:table-cell>
          <table:table-cell office:value-type="string">
            <text:p>Magmhôrin Coin 1</text:p>
          </table:table-cell>
          <table:table-cell table:number-columns-repeated="8"/>
        </table:table-row>
        <table:table-row table:style-name="ro1">
          <table:table-cell office:value-type="string">
            <text:p>Magmhôrin Coin x10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D25 mm</text:p>
          </table:table-cell>
          <table:table-cell office:value-type="string">
            <text:p>Magmhôrin Coin 1</text:p>
          </table:table-cell>
          <table:table-cell table:number-columns-repeated="8"/>
        </table:table-row>
        <table:table-row table:style-name="ro1">
          <table:table-cell office:value-type="string">
            <text:p>Magmhôrin Coin x30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D25 mm</text:p>
          </table:table-cell>
          <table:table-cell office:value-type="string">
            <text:p>Magmhôrin Coin 1</text:p>
          </table:table-cell>
          <table:table-cell table:number-columns-repeated="8"/>
        </table:table-row>
        <table:table-row table:style-name="ro1">
          <table:table-cell office:value-type="string">
            <text:p>Magmhôrin Forge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17x7 cm</text:p>
          </table:table-cell>
          <table:table-cell office:value-type="string">
            <text:p>Magmhôrin Forge 1</text:p>
          </table:table-cell>
          <table:table-cell table:number-columns-repeated="8"/>
        </table:table-row>
        <table:table-row table:style-name="ro1">
          <table:table-cell office:value-type="string">
            <text:p>Magmhôrin Sacred Taurus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50x50 mm</text:p>
          </table:table-cell>
          <table:table-cell office:value-type="string">
            <text:p>Magmhôrin Sacred Taurus 1</text:p>
          </table:table-cell>
          <table:table-cell table:number-columns-repeated="8"/>
        </table:table-row>
        <table:table-row table:style-name="ro1">
          <table:table-cell office:value-type="string">
            <text:p>Magmhôrin Statues</text:p>
          </table:table-cell>
          <table:table-cell office:value-type="currency" office:currency="EUR" office:value="7">
            <text:p>7,00 €</text:p>
          </table:table-cell>
          <table:table-cell/>
          <table:table-cell office:value-type="string">
            <text:p>Magmhôrin Statues 1</text:p>
          </table:table-cell>
          <table:table-cell table:number-columns-repeated="8"/>
        </table:table-row>
        <table:table-row table:style-name="ro1">
          <table:table-cell office:value-type="string">
            <text:p>Merchants</text:p>
          </table:table-cell>
          <table:table-cell office:value-type="currency" office:currency="EUR" office:value="3">
            <text:p>3,00 €</text:p>
          </table:table-cell>
          <table:table-cell/>
          <table:table-cell office:value-type="string">
            <text:p>Merchants 1</text:p>
          </table:table-cell>
          <table:table-cell table:number-columns-repeated="8"/>
        </table:table-row>
        <table:table-row table:style-name="ro1">
          <table:table-cell office:value-type="string">
            <text:p>3 Prisoners Skinned</text:p>
          </table:table-cell>
          <table:table-cell office:value-type="currency" office:currency="EUR" office:value="6">
            <text:p>6,00 €</text:p>
          </table:table-cell>
          <table:table-cell/>
          <table:table-cell office:value-type="string">
            <text:p>Prisoners Skinned 1</text:p>
          </table:table-cell>
          <table:table-cell table:number-columns-repeated="8"/>
        </table:table-row>
        <table:table-row table:style-name="ro1">
          <table:table-cell office:value-type="string">
            <text:p>Realm Gate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12x13 cm</text:p>
          </table:table-cell>
          <table:table-cell office:value-type="string">
            <text:p>Realm Gate 1</text:p>
          </table:table-cell>
          <table:table-cell table:number-columns-repeated="8"/>
        </table:table-row>
        <table:table-row table:style-name="ro1">
          <table:table-cell office:value-type="string">
            <text:p>Small Wall Gate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14x15 cm</text:p>
          </table:table-cell>
          <table:table-cell office:value-type="string">
            <text:p>Small Wall Gate 1</text:p>
          </table:table-cell>
          <table:table-cell table:number-columns-repeated="8"/>
        </table:table-row>
        <table:table-row table:style-name="ro1">
          <table:table-cell office:value-type="string">
            <text:p>Smithy Accesories</text:p>
          </table:table-cell>
          <table:table-cell office:value-type="currency" office:currency="EUR" office:value="15">
            <text:p>15,00 €</text:p>
          </table:table-cell>
          <table:table-cell/>
          <table:table-cell office:value-type="string">
            <text:p>Smithy Accesories 1</text:p>
          </table:table-cell>
          <table:table-cell table:number-columns-repeated="8"/>
        </table:table-row>
        <table:table-row table:style-name="ro1">
          <table:table-cell office:value-type="string">
            <text:p>Ziggurat Columns</text:p>
          </table:table-cell>
          <table:table-cell office:value-type="currency" office:currency="EUR" office:value="64">
            <text:p>64,00 €</text:p>
          </table:table-cell>
          <table:table-cell office:value-type="string">
            <text:p>22x18 cm</text:p>
          </table:table-cell>
          <table:table-cell office:value-type="string">
            <text:p>Ziggurat Columns 1</text:p>
          </table:table-cell>
          <table:table-cell office:value-type="string">
            <text:p>Ziggurat Columns 2</text:p>
          </table:table-cell>
          <table:table-cell office:value-type="string">
            <text:p>Ziggurat Columns 3</text:p>
          </table:table-cell>
          <table:table-cell table:number-columns-repeated="6"/>
        </table:table-row>
        <table:table-row table:style-name="ro1">
          <table:table-cell office:value-type="string">
            <text:p>Ziggurat Columns +48 Magnets</text:p>
          </table:table-cell>
          <table:table-cell office:value-type="currency" office:currency="EUR" office:value="66.4">
            <text:p>66,40 €</text:p>
          </table:table-cell>
          <table:table-cell office:value-type="string">
            <text:p>22x18 cm</text:p>
          </table:table-cell>
          <table:table-cell office:value-type="string">
            <text:p>Ziggurat Columns 1</text:p>
          </table:table-cell>
          <table:table-cell office:value-type="string">
            <text:p>Ziggurat Columns 2</text:p>
          </table:table-cell>
          <table:table-cell office:value-type="string">
            <text:p>Ziggurat Columns 3</text:p>
          </table:table-cell>
          <table:table-cell table:number-columns-repeated="6"/>
        </table:table-row>
        <table:table-row table:style-name="ro1">
          <table:table-cell office:value-type="string">
            <text:p>Alternative Corner &amp; Statue</text:p>
          </table:table-cell>
          <table:table-cell office:value-type="currency" office:currency="EUR" office:value="65">
            <text:p>65,00 €</text:p>
          </table:table-cell>
          <table:table-cell/>
          <table:table-cell office:value-type="string">
            <text:p>Alternative Corner &amp; Statue 1</text:p>
          </table:table-cell>
          <table:table-cell table:number-columns-repeated="8"/>
        </table:table-row>
        <table:table-row table:style-name="ro1">
          <table:table-cell office:value-type="string">
            <text:p>Alternative Corner &amp; Statue +24 Magnets</text:p>
          </table:table-cell>
          <table:table-cell office:value-type="currency" office:currency="EUR" office:value="67">
            <text:p>67,00 €</text:p>
          </table:table-cell>
          <table:table-cell/>
          <table:table-cell office:value-type="string">
            <text:p>Alternative Corner &amp; Statue 1</text:p>
          </table:table-cell>
          <table:table-cell table:number-columns-repeated="8"/>
        </table:table-row>
        <table:table-row table:style-name="ro1">
          <table:table-cell office:value-type="string">
            <text:p>Alternative Stairs</text:p>
          </table:table-cell>
          <table:table-cell office:value-type="currency" office:currency="EUR" office:value="38">
            <text:p>38,00 €</text:p>
          </table:table-cell>
          <table:table-cell/>
          <table:table-cell office:value-type="string">
            <text:p>Alternative Stairs 1</text:p>
          </table:table-cell>
          <table:table-cell table:number-columns-repeated="8"/>
        </table:table-row>
        <table:table-row table:style-name="ro1">
          <table:table-cell office:value-type="string">
            <text:p>Alternative Stairs +8 Magnets</text:p>
          </table:table-cell>
          <table:table-cell office:value-type="currency" office:currency="EUR" office:value="38">
            <text:p>38,00 €</text:p>
          </table:table-cell>
          <table:table-cell/>
          <table:table-cell office:value-type="string">
            <text:p>Alternative Stairs 1</text:p>
          </table:table-cell>
          <table:table-cell table:number-columns-repeated="8"/>
        </table:table-row>
        <table:table-row table:style-name="ro1">
          <table:table-cell office:value-type="string">
            <text:p>Ziggurat Walls, Corners and Stairs</text:p>
          </table:table-cell>
          <table:table-cell office:value-type="currency" office:currency="EUR" office:value="180">
            <text:p>180,00 €</text:p>
          </table:table-cell>
          <table:table-cell office:value-type="string">
            <text:p>52x62 cm</text:p>
          </table:table-cell>
          <table:table-cell office:value-type="string">
            <text:p>Ziggurat Walls, Corners and Stairs 1</text:p>
          </table:table-cell>
          <table:table-cell office:value-type="string">
            <text:p>Ziggurat Walls, Corners and Stairs 2</text:p>
          </table:table-cell>
          <table:table-cell table:number-columns-repeated="7"/>
        </table:table-row>
        <table:table-row table:style-name="ro1">
          <table:table-cell office:value-type="string">
            <text:p>Ziggurat Walls, Corners and Stairs +64 Magnets</text:p>
          </table:table-cell>
          <table:table-cell office:value-type="currency" office:currency="EUR" office:value="183">
            <text:p>183,00 €</text:p>
          </table:table-cell>
          <table:table-cell office:value-type="string">
            <text:p>52x62 cm</text:p>
          </table:table-cell>
          <table:table-cell office:value-type="string">
            <text:p>Ziggurat Walls, Corners and Stairs 1</text:p>
          </table:table-cell>
          <table:table-cell office:value-type="string">
            <text:p>Ziggurat Walls, Corners and Stairs 2</text:p>
          </table:table-cell>
          <table:table-cell table:number-columns-repeated="7"/>
        </table:table-row>
        <table:table-row table:style-name="ro1">
          <table:table-cell office:value-type="string">
            <text:p>Ziggurat Watchtower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10x10 cm</text:p>
          </table:table-cell>
          <table:table-cell office:value-type="string">
            <text:p>Ziggurat Watchtower 1</text:p>
          </table:table-cell>
          <table:table-cell table:number-columns-repeated="8"/>
        </table:table-row>
        <table:table-row table:style-name="ro2">
          <table:table-cell office:value-type="string">
            <text:p>Ishtar Walls</text:p>
          </table:table-cell>
          <table:table-cell office:value-type="currency" office:currency="EUR" office:value="67">
            <text:p>67,00 €</text:p>
          </table:table-cell>
          <table:table-cell office:value-type="string">
            <text:p>20x8x3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6</text:p>
          </table:table-cell>
          <table:table-cell table:number-columns-repeated="7"/>
        </table:table-row>
        <table:table-row table:style-name="ro2">
          <table:table-cell office:value-type="string">
            <text:p>Ishtar Balcony Walls</text:p>
          </table:table-cell>
          <table:table-cell office:value-type="currency" office:currency="EUR" office:value="70">
            <text:p>70,00 €</text:p>
          </table:table-cell>
          <table:table-cell office:value-type="string">
            <text:p>20x11x33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2</text:p>
          </table:table-cell>
          <table:table-cell table:number-columns-repeated="7"/>
        </table:table-row>
        <table:table-row table:style-name="ro2">
          <table:table-cell office:value-type="string">
            <text:p>Ishtar Lava Walls</text:p>
          </table:table-cell>
          <table:table-cell office:value-type="currency" office:currency="EUR" office:value="68">
            <text:p>68,00 €</text:p>
          </table:table-cell>
          <table:table-cell office:value-type="string">
            <text:p>20x11x3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4</text:p>
          </table:table-cell>
          <table:table-cell table:number-columns-repeated="7"/>
        </table:table-row>
        <table:table-row table:style-name="ro2">
          <table:table-cell office:value-type="string">
            <text:p>Ishtar Walls Joint Gate Droit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6,4x8x3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9</text:p>
          </table:table-cell>
          <table:table-cell table:number-columns-repeated="7"/>
        </table:table-row>
        <table:table-row table:style-name="ro2">
          <table:table-cell office:value-type="string">
            <text:p>Ishtar Walls Joint Gate Gauche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6,4x8x3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8</text:p>
          </table:table-cell>
          <table:table-cell table:number-columns-repeated="7"/>
        </table:table-row>
        <table:table-row table:style-name="ro2">
          <table:table-cell office:value-type="string">
            <text:p>Ishtar Walls Joint Tower Droit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6,4x8x3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9</text:p>
          </table:table-cell>
          <table:table-cell table:number-columns-repeated="7"/>
        </table:table-row>
        <table:table-row table:style-name="ro2">
          <table:table-cell office:value-type="string">
            <text:p>Ishtar Walls Joint Tower Gauche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6,4x8x3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8</text:p>
          </table:table-cell>
          <table:table-cell table:number-columns-repeated="7"/>
        </table:table-row>
        <table:table-row table:style-name="ro2">
          <table:table-cell office:value-type="string">
            <text:p>Ishtar Tower</text:p>
          </table:table-cell>
          <table:table-cell office:value-type="currency" office:currency="EUR" office:value="120">
            <text:p>120,00 €</text:p>
          </table:table-cell>
          <table:table-cell office:value-type="string">
            <text:p>19x19x4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5</text:p>
          </table:table-cell>
          <table:table-cell table:number-columns-repeated="7"/>
        </table:table-row>
        <table:table-row table:style-name="ro2">
          <table:table-cell office:value-type="string">
            <text:p>Ishtar Lava Tower</text:p>
          </table:table-cell>
          <table:table-cell office:value-type="currency" office:currency="EUR" office:value="120">
            <text:p>120,00 €</text:p>
          </table:table-cell>
          <table:table-cell office:value-type="string">
            <text:p>20x20x40 c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3</text:p>
          </table:table-cell>
          <table:table-cell table:number-columns-repeated="7"/>
        </table:table-row>
        <table:table-row table:style-name="ro2">
          <table:table-cell office:value-type="string">
            <text:p>Magnet x40 for Ishtar Walls</text:p>
          </table:table-cell>
          <table:table-cell office:value-type="currency" office:currency="EUR" office:value="2">
            <text:p>2,00 €</text:p>
          </table:table-cell>
          <table:table-cell office:value-type="string">
            <text:p>D5 m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2</text:p>
          </table:table-cell>
          <table:table-cell office:value-type="string">
            <text:p>Ishtar Walls and Towers 3</text:p>
          </table:table-cell>
          <table:table-cell office:value-type="string">
            <text:p>Ishtar Walls and Towers 4</text:p>
          </table:table-cell>
          <table:table-cell office:value-type="string">
            <text:p>Ishtar Walls and Towers 5</text:p>
          </table:table-cell>
          <table:table-cell office:value-type="string">
            <text:p>Ishtar Walls and Towers 6</text:p>
          </table:table-cell>
          <table:table-cell office:value-type="string">
            <text:p>Ishtar Walls and Towers 7</text:p>
          </table:table-cell>
          <table:table-cell office:value-type="string">
            <text:p>Ishtar Walls and Towers 8</text:p>
          </table:table-cell>
          <table:table-cell office:value-type="string">
            <text:p>Ishtar Walls and Towers 9</text:p>
          </table:table-cell>
        </table:table-row>
        <table:table-row table:style-name="ro2">
          <table:table-cell office:value-type="string">
            <text:p>Magnet x45 for Ishtar Towers</text:p>
          </table:table-cell>
          <table:table-cell office:value-type="currency" office:currency="EUR" office:value="2.25">
            <text:p>2,25 €</text:p>
          </table:table-cell>
          <table:table-cell office:value-type="string">
            <text:p>D5 mm</text:p>
          </table:table-cell>
          <table:table-cell office:value-type="string">
            <text:p>Ishtar Walls and Towers 1</text:p>
          </table:table-cell>
          <table:table-cell office:value-type="string">
            <text:p>Ishtar Walls and Towers 2</text:p>
          </table:table-cell>
          <table:table-cell office:value-type="string">
            <text:p>Ishtar Walls and Towers 3</text:p>
          </table:table-cell>
          <table:table-cell office:value-type="string">
            <text:p>Ishtar Walls and Towers 4</text:p>
          </table:table-cell>
          <table:table-cell office:value-type="string">
            <text:p>Ishtar Walls and Towers 5</text:p>
          </table:table-cell>
          <table:table-cell office:value-type="string">
            <text:p>Ishtar Walls and Towers 6</text:p>
          </table:table-cell>
          <table:table-cell office:value-type="string">
            <text:p>Ishtar Walls and Towers 7</text:p>
          </table:table-cell>
          <table:table-cell office:value-type="string">
            <text:p>Ishtar Walls and Towers 8</text:p>
          </table:table-cell>
          <table:table-cell office:value-type="string">
            <text:p>Ishtar Walls and Towers 9</text:p>
          </table:table-cell>
        </table:table-row>
        <table:table-row table:style-name="ro1">
          <table:table-cell office:value-type="string">
            <text:p>Ishtar Gate</text:p>
          </table:table-cell>
          <table:table-cell office:value-type="currency" office:currency="EUR" office:value="430">
            <text:p>430,00 €</text:p>
          </table:table-cell>
          <table:table-cell office:value-type="string">
            <text:p>70x36x45 cm</text:p>
          </table:table-cell>
          <table:table-cell office:value-type="string">
            <text:p>Ishtar Gate 1</text:p>
          </table:table-cell>
          <table:table-cell office:value-type="string">
            <text:p>Ishtar Gate 2</text:p>
          </table:table-cell>
          <table:table-cell office:value-type="string">
            <text:p>Ishtar Gate 3</text:p>
          </table:table-cell>
          <table:table-cell office:value-type="string">
            <text:p>Ishtar Gate 4</text:p>
          </table:table-cell>
          <table:table-cell table:number-columns-repeated="5"/>
        </table:table-row>
        <table:table-row table:style-name="ro1">
          <table:table-cell office:value-type="string">
            <text:p>Ishtar Gate +180 Magnets</text:p>
          </table:table-cell>
          <table:table-cell office:value-type="currency" office:currency="EUR" office:value="440">
            <text:p>440,00 €</text:p>
          </table:table-cell>
          <table:table-cell office:value-type="string">
            <text:p>70x36x45 cm</text:p>
          </table:table-cell>
          <table:table-cell office:value-type="string">
            <text:p>Ishtar Gate 1</text:p>
          </table:table-cell>
          <table:table-cell office:value-type="string">
            <text:p>Ishtar Gate 2</text:p>
          </table:table-cell>
          <table:table-cell office:value-type="string">
            <text:p>Ishtar Gate 3</text:p>
          </table:table-cell>
          <table:table-cell office:value-type="string">
            <text:p>Ishtar Gate 4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18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18:20:49.30</dc:date>
    <dc:creator>Ycham BOUNOUAR</dc:creator>
    <meta:editing-duration>PT2H16M12S</meta:editing-duration>
    <meta:editing-cycles>12</meta:editing-cycles>
    <meta:document-statistic meta:table-count="1" meta:cell-count="252" meta:object-count="0"/>
  </office:meta>
</office:document-meta>
</file>